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26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5.00%" fo:text-align="left" fo:margin-bottom="8.00pt"/>
    </style:style>
    <text:list-style style:name="L10">
      <text:list-level-style-bullet text:level="1" text:bullet-char="•">
        <style:list-level-properties text:space-before="18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bottom="8.00pt"/>
    </style: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5.00%" fo:text-align="left" fo:margin-bottom="8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etr a Lucie</text:span></text:p>
      <text:p text:style-name="P1"><text:span text:style-name="T2"/></text:p>
      <text:p text:style-name="P2"><text:span text:style-name="T3">Autor</text:span><text:span text:style-name="T4"><text:s/>: William Shakespear</text:span></text:p>
      <text:p text:style-name="P2"><text:span text:style-name="T5">Téma :<text:s/></text:span><text:span text:style-name="T6">Ne</text:span><text:span text:style-name="T7">šťastn</text:span><text:span text:style-name="T8">á láska mezi d</text:span><text:span text:style-name="T9">ětmi dvou nepř</text:span><text:span text:style-name="T10">átelských klan</text:span><text:span text:style-name="T11">ů</text:span></text:p>
      <text:p text:style-name="P2"><text:span text:style-name="T12">Motiv</text:span><text:span text:style-name="T13"><text:s/>:Láska, smrt, rozep</text:span><text:span text:style-name="T14">ře</text:span></text:p>
      <text:p text:style-name="P2"><text:span text:style-name="T15">Časoprostor :<text:s/></text:span><text:span text:style-name="T16">Italske mesto Veron 16.st</text:span></text:p>
      <text:p text:style-name="P2"><text:span text:style-name="T17">Kompozice :<text:s/></text:span><text:span text:style-name="T18">Chronologický d</text:span><text:span text:style-name="T19">ěj</text:span></text:p>
      <text:p text:style-name="P2"><text:span text:style-name="T20">Druh :<text:s/></text:span><text:span text:style-name="T21">Drama</text:span></text:p>
      <text:p text:style-name="P2"><text:span text:style-name="T22">Ž</text:span><text:span text:style-name="T23">ánr :<text:s/></text:span><text:span text:style-name="T24">Tragedie</text:span></text:p>
      <text:p text:style-name="P2"><text:span text:style-name="T25">Forma :<text:s/></text:span><text:span text:style-name="T26">Próza/Drama</text:span></text:p>
      <text:p text:style-name="P2"><text:span text:style-name="T27">Vyprav</text:span><text:span text:style-name="T28">ěč :<text:s/></text:span><text:span text:style-name="T29">Nen</text:span><text:span text:style-name="T30">í</text:span></text:p>
      <text:list text:style-name="L3">
        <text:list-item>
          <text:p text:style-name="P3"><text:span text:style-name="T30">Romeo<text:s/></text:span><text:span text:style-name="T31">–</text:span><text:span text:style-name="T32"><text:s/>mladý, divoký, milý, zamiluje se bezhlav</text:span><text:span text:style-name="T33">ě do Julie, ale předt</text:span><text:span text:style-name="T34">ím u</text:span><text:span text:style-name="T35">ž byl jednou tak</text:span><text:span text:style-name="T36">é hodn</text:span><text:span text:style-name="T37">ě zamilovan</text:span><text:span text:style-name="T38">ý; jeho láska mo</text:span><text:span text:style-name="T39">žn</text:span><text:span text:style-name="T40">á v</text:span><text:span text:style-name="T41">ůbec nen</text:span><text:span text:style-name="T42">í stálá. Vývoj<text:s/></text:span><text:span text:style-name="T43">–</text:span><text:span text:style-name="T44"><text:s/>z nezodpov</text:span><text:span text:style-name="T45">ědn</text:span><text:span text:style-name="T46">ého floutka opravdový mu</text:span><text:span text:style-name="T47">ž, chtěl, aby boje mezi rody ustaly.</text:span></text:p>
        </text:list-item>
        <text:list-item>
          <text:p text:style-name="P3"><text:span text:style-name="T48">Montek a Monteková<text:s/></text:span><text:span text:style-name="T49">–</text:span><text:span text:style-name="T50"><text:s/>Romeovi rodi</text:span><text:span text:style-name="T51">če</text:span></text:p>
        </text:list-item>
        <text:list-item>
          <text:p text:style-name="P3"><text:span text:style-name="T52">Benvolio<text:s/></text:span><text:span text:style-name="T53">–</text:span><text:span text:style-name="T54"><text:s/>Montek</text:span><text:span text:style-name="T55">ův synovec a Romeův př</text:span><text:span text:style-name="T56">ítel</text:span></text:p>
        </text:list-item>
        <text:list-item>
          <text:p text:style-name="P3"><text:span text:style-name="T56">Julie<text:s/></text:span><text:span text:style-name="T57">–</text:span><text:span text:style-name="T58"><text:s/>velice mladi</text:span><text:span text:style-name="T59">čk</text:span><text:span text:style-name="T60">á, krásná dívka, rodi</text:span><text:span text:style-name="T61">če j</text:span><text:span text:style-name="T62">í na</text:span><text:span text:style-name="T63">šli ženicha, za kter</text:span><text:span text:style-name="T64">ého se má brzy provdat, ona se v</text:span><text:span text:style-name="T65">šak zamiluje do Romea. V</text:span><text:span text:style-name="T66">ývoj<text:s/></text:span><text:span text:style-name="T67">–</text:span><text:span text:style-name="T68"><text:s/>z mladé nezku</text:span><text:span text:style-name="T69">šen</text:span><text:span text:style-name="T70">é dívky se stává dosp</text:span><text:span text:style-name="T71">ěl</text:span><text:span text:style-name="T72">á<text:s/></text:span><text:span text:style-name="T73">žena, kter</text:span><text:span text:style-name="T74">á je schopna pro svou lásku ob</text:span><text:span text:style-name="T75">ětovat cokoliv.</text:span></text:p>
        </text:list-item>
        <text:list-item>
          <text:p text:style-name="P3"><text:span text:style-name="T76">Kapulet<text:s/></text:span><text:span text:style-name="T77">–</text:span><text:span text:style-name="T78"><text:s/>Juliin otec, v dom</text:span><text:span text:style-name="T79">ě vl</text:span><text:span text:style-name="T80">ádne tvrdou rukou, chce aby ho Julie jako správná dcera ve v</text:span><text:span text:style-name="T81">šem na slovo poslouchala, pokud ne, je schopen se hrozně rozzuřit a dceru vyk</text:span><text:span text:style-name="T82">ázat z domu.</text:span></text:p>
        </text:list-item>
        <text:list-item>
          <text:p text:style-name="P3"><text:span text:style-name="T82">Kapuletová<text:s/></text:span><text:span text:style-name="T83">–</text:span><text:span text:style-name="T84"><text:s/>Juliina matka, chová se ke své dce</text:span><text:span text:style-name="T85">ři velice odměřeně, až chladně.</text:span></text:p>
        </text:list-item>
        <text:list-item>
          <text:p text:style-name="P3"><text:span text:style-name="T86">Tybalt<text:s/></text:span><text:span text:style-name="T87">–</text:span><text:span text:style-name="T88"><text:s/>Juliin bratranec, libuje si v bitkách mezi Kapulety a Monteky.</text:span></text:p>
        </text:list-item>
        <text:list-item>
          <text:p text:style-name="P3"><text:span text:style-name="T89">Kní</text:span><text:span text:style-name="T90">že Eskalus<text:s/></text:span><text:span text:style-name="T91">–</text:span><text:span text:style-name="T92"><text:s/>veronský vlada</text:span><text:span text:style-name="T93">ř, už mu doch</text:span><text:span text:style-name="T94">ází trp</text:span><text:span text:style-name="T95">ělivost se znepř</text:span><text:span text:style-name="T96">átelenými rody.</text:span></text:p>
        </text:list-item>
        <text:list-item>
          <text:p text:style-name="P3"><text:span text:style-name="T96">Ch</text:span><text:span text:style-name="T97">ůva<text:s/></text:span><text:span text:style-name="T98">–</text:span><text:span text:style-name="T99"><text:s/>opatruje a vychovává Julii od jejího narození, má ji ráda jako svou dceru, ud</text:span><text:span text:style-name="T100">ělala by pro ni cokoliv.</text:span></text:p>
        </text:list-item>
        <text:list-item>
          <text:p text:style-name="P3"><text:span text:style-name="T101">Merkucio<text:s/></text:span><text:span text:style-name="T102">–</text:span><text:span text:style-name="T103"><text:s/>Rome</text:span><text:span text:style-name="T104">ův nejlepš</text:span><text:span text:style-name="T105">í p</text:span><text:span text:style-name="T106">ř</text:span><text:span text:style-name="T107">ítel, je star</text:span><text:span text:style-name="T108">š</text:span><text:span text:style-name="T109">í<text:s/></text:span><text:span text:style-name="T110">–</text:span><text:span text:style-name="T111"><text:s/>dohlí</text:span><text:span text:style-name="T112">ž</text:span><text:span text:style-name="T113">í na Romea, je mu vzorem.</text:span></text:p>
        </text:list-item>
        <text:list-item>
          <text:p text:style-name="P3"><text:span text:style-name="T113">Paris<text:s/></text:span><text:span text:style-name="T114">–</text:span><text:span text:style-name="T115"><text:s/>mladý hrab</text:span><text:span text:style-name="T116">ě, př</text:span><text:span text:style-name="T117">íbuzný kní</text:span><text:span text:style-name="T118">žete</text:span></text:p>
        </text:list-item>
        <text:list-item>
          <text:p text:style-name="P3"><text:span text:style-name="T119">Bratr Lorenzo a bratr Baltazar<text:s/></text:span><text:span text:style-name="T120">–</text:span><text:span text:style-name="T121"><text:s/>franti</text:span><text:span text:style-name="T122">šk</text:span><text:span text:style-name="T123">áni</text:span></text:p>
        </text:list-item>
        <text:list-item>
          <text:p text:style-name="P3"><text:span text:style-name="T123">Baltazar<text:s/></text:span><text:span text:style-name="T124">–</text:span><text:span text:style-name="T125"><text:s/>Rome</text:span><text:span text:style-name="T126">ův sluha</text:span></text:p>
        </text:list-item>
        <text:list-item>
          <text:p text:style-name="P3"><text:span text:style-name="T127">Samson a<text:s/></text:span><text:span text:style-name="T128">Řehoř<text:s/></text:span><text:span text:style-name="T129">–</text:span><text:span text:style-name="T130"><text:s/>Kapuletovi sluhové</text:span></text:p>
        </text:list-item>
        <text:list-item>
          <text:p text:style-name="P3"><text:span text:style-name="T131">Petr<text:s/></text:span><text:span text:style-name="T132">–</text:span><text:span text:style-name="T133"><text:s/>sluha Juliiny ch</text:span><text:span text:style-name="T134">ůvy</text:span></text:p>
        </text:list-item>
        <text:list-item>
          <text:p text:style-name="P3"><text:span text:style-name="T135">Abraham<text:s/></text:span><text:span text:style-name="T136">–</text:span><text:span text:style-name="T137"><text:s/>Montek</text:span><text:span text:style-name="T138">ův sluha</text:span></text:p>
        </text:list-item>
      </text:list>
      <text:p text:style-name="P4"><text:span text:style-name="T139"/></text:p>
      <text:p text:style-name="P4"><text:span text:style-name="T140">Vypráv</text:span><text:span text:style-name="T141">ěc</text:span><text:span text:style-name="T142">í zp</text:span><text:span text:style-name="T143">ůzoby :<text:s/></text:span><text:span text:style-name="T144">Př</text:span><text:span text:style-name="T145">ímá<text:s/></text:span><text:span text:style-name="T146">řeč </text:span></text:p>
      <text:p text:style-name="P4"><text:span text:style-name="T147">Ver</text:span><text:span text:style-name="T148">šov</text:span><text:span text:style-name="T149">á výstavba :<text:s/></text:span><text:span text:style-name="T150">Není</text:span></text:p>
      <text:p text:style-name="P4"><text:span text:style-name="T151">Typy promluv :</text:span><text:span text:style-name="T152"><text:s/>dialogy</text:span></text:p>
      <text:p text:style-name="P4"><text:span text:style-name="T153">Kontext Autorovy tvorby :</text:span></text:p>
      <text:p text:style-name="P5"><text:span text:style-name="T154">William Shakespeare (23. 4. 1564 Stratford-upon-Avon<text:s/></text:span><text:span text:style-name="T155">–</text:span><text:span text:style-name="T156"><text:s/>23. 4.1616)</text:span></text:p>
      <text:p text:style-name="P5"><text:span text:style-name="T157">- anglický dramatik a spisovatel</text:span></text:p>
      <text:p text:style-name="P5"><text:span text:style-name="T157">- syn rukavi</text:span><text:span text:style-name="T158">čk</text:span><text:span text:style-name="T159">á</text:span><text:span text:style-name="T160">ře</text:span></text:p>
      <text:p text:style-name="P5"><text:span text:style-name="T161">- vystudoval gymnázium (King Edward VI Grammar School)</text:span></text:p>
      <text:p text:style-name="P5"><text:span text:style-name="T161">- v 18 letech se o</text:span><text:span text:style-name="T162">ženil o osm let starš</text:span><text:span text:style-name="T163">í<text:s/></text:span><text:span text:style-name="T164">ženou Annou Hathawayovou (26 let)</text:span></text:p>
      <text:p text:style-name="P5"><text:span text:style-name="T165">- m</text:span><text:span text:style-name="T166">ěli tři děti, nejprve Sussanu, a potom dvojčata Judithu a Hamneta</text:span></text:p>
      <text:p text:style-name="P5"><text:span text:style-name="T167">- po narození dvoj</text:span><text:span text:style-name="T168">čat byl Shakespeare spatřen naposledy na křtu dět</text:span><text:span text:style-name="T169">í, pak na 7 let zmizel</text:span></text:p>
      <text:p text:style-name="P5"><text:span text:style-name="T169">- p</text:span><text:span text:style-name="T170">řed rokem 1592 se Shakespeare připojil ke kočovn</text:span><text:span text:style-name="T171">ým divadelník</text:span><text:span text:style-name="T172">ům</text:span></text:p>
      <text:p text:style-name="P5"><text:span text:style-name="T173">- roku 1592 hrál v r</text:span><text:span text:style-name="T174">ůzn</text:span><text:span text:style-name="T175">ých londýnských divadelních spole</text:span><text:span text:style-name="T176">čnostech</text:span></text:p>
      <text:p text:style-name="P5"><text:span text:style-name="T177">- stal se také spolumajitelem divadla</text:span></text:p>
      <text:p text:style-name="P5"><text:span text:style-name="T177">- Shakespeare psal poezii pod ochranou hrab</text:span><text:span text:style-name="T178">ěte Southamptonsk</text:span><text:span text:style-name="T179">ého</text:span></text:p>
      <text:p text:style-name="P5"><text:span text:style-name="T179">- po jednoleté morové epidemii roku 1594 se stal<text:s/></text:span><text:span text:style-name="T180">členem nov</text:span><text:span text:style-name="T181">é divadelní spole</text:span><text:span text:style-name="T182">čnosti </text:span></text:p>
      <text:p text:style-name="P5"><text:span text:style-name="T183">Slu</text:span><text:span text:style-name="T184">žebn</text:span><text:span text:style-name="T185">íci lorda komo</text:span><text:span text:style-name="T186">ř</text:span><text:span text:style-name="T187">ího (Lord Chamberlain`s Men), kde p</text:span><text:span text:style-name="T188">ůsobil jako herec a dramatik</text:span></text:p>
      <text:p text:style-name="P5"><text:span text:style-name="T189">- v roce 1599 se spole</text:span><text:span text:style-name="T190">čnost Lorda Chamberlain`s Men přem</text:span><text:span text:style-name="T191">ístila do divadla Globe a </text:span></text:p>
      <text:p text:style-name="P5"><text:span text:style-name="T191">Shakespeare se stal vlastníkem jedné jeho desetiny</text:span></text:p>
      <text:p text:style-name="P5"><text:span text:style-name="T191">- díky tomu byl výrazn</text:span><text:span text:style-name="T192">ě l</text:span><text:span text:style-name="T193">épe zaji</text:span><text:span text:style-name="T194">štěn - dost</text:span><text:span text:style-name="T195">ával za hru asi 6 liber</text:span></text:p>
      <text:p text:style-name="P5"><text:span text:style-name="T195">- kdy</text:span><text:span text:style-name="T196">ž roku 1613 Divadlo Globe vyhořelo, přesunula se společnost do divadla Blackfriars</text:span></text:p>
      <text:p text:style-name="P5"><text:span text:style-name="T197">- pro Shakespeara kon</text:span><text:span text:style-name="T198">č</text:span><text:span text:style-name="T199">í dramatická tvorba a zanedlouho se vrací za man</text:span><text:span text:style-name="T200">želkou a dcerami do </text:span></text:p>
      <text:p text:style-name="P5"><text:span text:style-name="T201">svého rodi</text:span><text:span text:style-name="T202">ště, kde zůstane až do sv</text:span><text:span text:style-name="T203">é smrti</text:span></text:p>
      <text:p text:style-name="P5"><text:span text:style-name="T204">Autorova Díla : </text:span></text:p>
      <text:list text:style-name="L6">
        <text:list-item>
          <text:p text:style-name="P6"><text:span text:style-name="T205">Julius Caesar</text:span></text:p>
        </text:list-item>
        <text:list-item>
          <text:p text:style-name="P6"><text:span text:style-name="T205">Hamlet</text:span></text:p>
        </text:list-item>
        <text:list-item>
          <text:p text:style-name="P6"><text:span text:style-name="T205">Othello</text:span></text:p>
        </text:list-item>
      </text:list>
      <text:p text:style-name="P7"><text:span text:style-name="T206">Literární/ obecn</text:span><text:span text:style-name="T207">ě kulturn</text:span><text:span text:style-name="T208">í kontext : </text:span></text:p>
      <text:p text:style-name="P7"><text:span text:style-name="T209">Anglicka renesancni literatura</text:span></text:p>
      <text:p text:style-name="P8"><text:span text:style-name="T209">- p</text:span><text:span text:style-name="T210">ředstavitel renesance, žil na přelomu 16. a 17. stolet</text:span><text:span text:style-name="T211">í</text:span></text:p>
      <text:p text:style-name="P8"><text:span text:style-name="T211">renesance = znovuzrození (antiky), obrození</text:span></text:p>
      <text:p text:style-name="P8"><text:span text:style-name="T211">- pojem renesance je francouzský p</text:span><text:span text:style-name="T212">řeklad užit</text:span><text:span text:style-name="T213">ý francouzským historikem Julesem</text:span></text:p>
      <text:p text:style-name="P8"><text:span text:style-name="T213">Micheletem</text:span></text:p>
      <text:p text:style-name="P8"><text:span text:style-name="T213">- 14.-16. století</text:span></text:p>
      <text:p text:style-name="P8"><text:span text:style-name="T213">- zrod v severní Itálii na konci 13. století,<text:s/></text:span><text:span text:style-name="T214">š</text:span><text:span text:style-name="T215">í</text:span><text:span text:style-name="T216">řila se d</text:span><text:span text:style-name="T217">ál (Anglie,<text:s/></text:span><text:span text:style-name="T218">Španělsko, Německo, </text:span></text:p>
      <text:p text:style-name="P8"><text:span text:style-name="T219">Francie,...)</text:span></text:p>
      <text:p text:style-name="P8"><text:span text:style-name="T219">- v italských m</text:span><text:span text:style-name="T220">ěstech se rozv</text:span><text:span text:style-name="T221">íjel obchod, vytvo</text:span><text:span text:style-name="T222">řila se skupina bohat</text:span><text:span text:style-name="T223">ých obchodník</text:span><text:span text:style-name="T224">ů a bank</text:span><text:span text:style-name="T225">é</text:span><text:span text:style-name="T226">řů </text:span></text:p>
      <text:p text:style-name="P8"><text:span text:style-name="T227">–</text:span><text:span text:style-name="T228"><text:s/>podporovali um</text:span><text:span text:style-name="T229">ělce, studia = mecen</text:span><text:span text:style-name="T230">á</text:span><text:span text:style-name="T231">ši</text:span></text:p>
      <text:p text:style-name="P8"><text:span text:style-name="T232">- mnoho p</text:span><text:span text:style-name="T233">ř</text:span><text:span text:style-name="T234">írodních a astronomických objev</text:span><text:span text:style-name="T235">ů (Kopern</text:span><text:span text:style-name="T236">ík, Galilei, Bruno)<text:s/></text:span><text:span text:style-name="T237">–</text:span><text:span text:style-name="T238"><text:s/>tyto objevy ot</text:span><text:span text:style-name="T239">ř</text:span><text:span text:style-name="T240">ásly </text:span></text:p>
      <text:p text:style-name="P8"><text:span text:style-name="T240">církví</text:span></text:p>
      <text:p text:style-name="P8"><text:span text:style-name="T240">- vzrostla d</text:span><text:span text:style-name="T241">ůvěra v lidsk</text:span><text:span text:style-name="T242">ý rozum, ve v</text:span><text:span text:style-name="T243">ědu<text:s/></text:span><text:span text:style-name="T244">–</text:span><text:span text:style-name="T245"><text:s/></text:span><text:span text:style-name="T246">člověk zjistil, že c</text:span><text:span text:style-name="T247">írkev nemá v</text:span><text:span text:style-name="T248">ždy pravdu</text:span></text:p>
      <text:p text:style-name="P8"><text:span text:style-name="T249">- objev knihtisku<text:s/></text:span><text:span text:style-name="T250">–</text:span><text:span text:style-name="T251"><text:s/>Johannes Gutenberg<text:s/></text:span><text:span text:style-name="T252">→</text:span><text:span text:style-name="T253"><text:s/>knihy se<text:s/></text:span><text:span text:style-name="T254">š</text:span><text:span text:style-name="T255">í</text:span><text:span text:style-name="T256">ř</text:span><text:span text:style-name="T257">í rychleji</text:span></text:p>
      <text:p text:style-name="P8"><text:span text:style-name="T258">- inspira</text:span><text:span text:style-name="T259">čn</text:span><text:span text:style-name="T260">ím vzorem je antická kultura</text:span></text:p>
      <text:p text:style-name="P8"><text:span text:style-name="T260">Související pojmy:</text:span></text:p>
      <text:p text:style-name="P8"><text:span text:style-name="T260">renesance<text:s/></text:span><text:span text:style-name="T261">–</text:span><text:span text:style-name="T262"><text:s/>etapa ve vývoji lidské spole</text:span><text:span text:style-name="T263">čnosti</text:span></text:p>
      <text:p text:style-name="P8"><text:span text:style-name="T264">humanismus<text:s/></text:span><text:span text:style-name="T265">–</text:span><text:span text:style-name="T266"><text:s/></text:span><text:span text:style-name="T267">životn</text:span><text:span text:style-name="T268">í program, ideový proud, jedna ze slo</text:span><text:span text:style-name="T269">žek renesance</text:span></text:p>
      <text:p text:style-name="P9"><text:span text:style-name="T270">Dal</text:span><text:span text:style-name="T271">š</text:span><text:span text:style-name="T272">í auto</text:span><text:span text:style-name="T273">ři tohoto obdob</text:span><text:span text:style-name="T274">í :</text:span></text:p>
      <text:list text:style-name="L10">
        <text:list-item>
          <text:p text:style-name="P10"><text:span text:style-name="T275">Dante Alighieri<text:s/></text:span><text:span text:style-name="T276">–</text:span><text:span text:style-name="T277"><text:s text:c="2"/>Peklo, Ocistec, Raj</text:span></text:p>
        </text:list-item>
        <text:list-item>
          <text:p text:style-name="P10"><text:span text:style-name="T278">Jan Blahoslav- Vady Kazatelu, Musica</text:span></text:p>
        </text:list-item>
      </text:list>
      <text:p text:style-name="P11"><text:span text:style-name="T279">D</text:span><text:span text:style-name="T280">ěj</text:span><text:span text:style-name="T281"><text:s/>: </text:span></text:p>
      <text:p text:style-name="P11"><text:span text:style-name="T282">V italském m</text:span><text:span text:style-name="T283">ěstě Verona mezi sebou v</text:span><text:span text:style-name="T284">ál</text:span><text:span text:style-name="T285">č</text:span><text:span text:style-name="T286">í rod Kapulet</text:span><text:span text:style-name="T287">ů a Monteků. Dcera </text:span></text:p>
      <text:p text:style-name="P11"><text:span text:style-name="T288">Kapuletových Julie se má provdat za<text:s/></text:span><text:span text:style-name="T289">šlechtice Parise, zat</text:span><text:span text:style-name="T290">ímco Romeo se trápí slepou láskou </text:span></text:p>
      <text:p text:style-name="P11"><text:span text:style-name="T290">k Rosalin</text:span><text:span text:style-name="T291">ě:<text:s/></text:span><text:span text:style-name="T292">„</text:span><text:span text:style-name="T293">Ty rvavá lásko! Zá</text:span><text:span text:style-name="T294">šti milostn</text:span><text:span text:style-name="T295">é! Ty cokoli, je</text:span><text:span text:style-name="T296">ž z ničeho se rod</text:span><text:span text:style-name="T297">í</text:span><text:span text:style-name="T298">š! Tragick</text:span><text:span text:style-name="T299">á h</text:span><text:span text:style-name="T300">ř</text:span><text:span text:style-name="T301">í</text:span><text:span text:style-name="T302">čko! </text:span></text:p>
      <text:p text:style-name="P11"><text:span text:style-name="T303">T</text:span><text:span text:style-name="T304">ěžkop</text:span><text:span text:style-name="T305">ádný vánku!“</text:span></text:p>
      <text:p text:style-name="P11"><text:span text:style-name="T305">Tajemný ples svede Romea a Julii dohromady a je</text:span><text:span text:style-name="T306">ště tu noc si vyznaj</text:span><text:span text:style-name="T307">í lásku pod okny </text:span></text:p>
      <text:p text:style-name="P11"><text:span text:style-name="T307">Juliina pokoje. Díky dobré ch</text:span><text:span text:style-name="T308">ůvě Julie se kon</text:span><text:span text:style-name="T309">á svatba hned druhý den a otec Vav</text:span><text:span text:style-name="T310">řinec je </text:span></text:p>
      <text:p text:style-name="P11"><text:span text:style-name="T311">oddá. </text:span></text:p>
      <text:p text:style-name="P11"><text:span text:style-name="T311">Romeo v</text:span><text:span text:style-name="T312">šak se sv</text:span><text:span text:style-name="T313">ými p</text:span><text:span text:style-name="T314">ř</text:span><text:span text:style-name="T315">áteli Merkuciem a Benvoliem p</text:span><text:span text:style-name="T316">řijde do boje s Tybaltem, </text:span></text:p>
      <text:p text:style-name="P11"><text:span text:style-name="T317">bratrancem Julie, kde ho za vra</text:span><text:span text:style-name="T318">ždu Merkucia zabije. Romeo je vyhoštěn do Mantovy.</text:span></text:p>
      <text:p text:style-name="P11"><text:span text:style-name="T319">Kdy</text:span><text:span text:style-name="T320">ž Vavřinec zjist</text:span><text:span text:style-name="T321">í,<text:s/></text:span><text:span text:style-name="T322">že svatba s Parisem se chyst</text:span><text:span text:style-name="T323">á, dá Julii nápoj,<text:s/></text:span><text:span text:style-name="T324">„</text:span><text:span text:style-name="T325">jen</text:span><text:span text:style-name="T326">ž usp</text:span><text:span text:style-name="T327">í t</text:span><text:span text:style-name="T328">ě ve </text:span></text:p>
      <text:p text:style-name="P11"><text:span text:style-name="T329">smrt na 2 x 21 hodin“. Julii poh</text:span><text:span text:style-name="T330">řb</text:span><text:span text:style-name="T331">í a poté m</text:span><text:span text:style-name="T332">ůže za Romeem do Mantovy. Romeo m</text:span><text:span text:style-name="T333">á obdr</text:span><text:span text:style-name="T334">žet </text:span></text:p>
      <text:p text:style-name="P11"><text:span text:style-name="T335">dopis o lsti, místo toho se ale dozvídá,<text:s/></text:span><text:span text:style-name="T336">že jeho choť je mrtv</text:span><text:span text:style-name="T337">á. Vydá se k jejímu hrobu a tam </text:span></text:p>
      <text:p text:style-name="P11"><text:span text:style-name="T337">ulo</text:span><text:span text:style-name="T338">ž</text:span><text:span text:style-name="T339">í i Parise, kterého probodne me</text:span><text:span text:style-name="T340">čem. Když spatř</text:span><text:span text:style-name="T341">í Julii, vypije jed, ta, po procitnutí, se </text:span></text:p>
      <text:p text:style-name="P11"><text:span text:style-name="T341">rozhodne zabít se dýkou, nebo</text:span><text:span text:style-name="T342">ť jej</text:span><text:span text:style-name="T343">í<text:s/></text:span><text:span text:style-name="T344">život bez l</text:span><text:span text:style-name="T345">ásky smysl nemá. Rody se v</text:span><text:span text:style-name="T346">šak d</text:span><text:span text:style-name="T347">íky tragédii </text:span></text:p>
      <text:p text:style-name="P11"><text:span text:style-name="T347">nakonec usmí</text:span><text:span text:style-name="T348">ř</text:span><text:span text:style-name="T349">í</text:span></text:p>
      <text:p text:style-name="P12"><text:span text:style-name="T350"/></text:p>
      <text:p text:style-name="P13"><text:span text:style-name="T350"/></text:p>
      <text:p text:style-name="P13"><text:span text:style-name="T35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